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4c520" officeooo:paragraph-rsid="0004c520"/>
    </style:style>
    <style:style style:name="P2" style:family="paragraph" style:parent-style-name="Standard">
      <style:text-properties style:font-name="Arial" officeooo:rsid="0004c520" officeooo:paragraph-rsid="0006ca8b"/>
    </style:style>
    <style:style style:name="P3" style:family="paragraph" style:parent-style-name="Standard">
      <style:text-properties style:font-name="Arial" fo:font-weight="bold" officeooo:rsid="0004c520" officeooo:paragraph-rsid="0004c520" style:font-weight-asian="bold" style:font-weight-complex="bold"/>
    </style:style>
    <style:style style:name="P4" style:family="paragraph" style:parent-style-name="Standard">
      <style:text-properties style:font-name="Arial" officeooo:rsid="0004ff17" officeooo:paragraph-rsid="0004ff17"/>
    </style:style>
    <style:style style:name="P5" style:family="paragraph" style:parent-style-name="Standard">
      <style:text-properties style:font-name="Arial" officeooo:rsid="0007469b" officeooo:paragraph-rsid="0004ff17"/>
    </style:style>
    <style:style style:name="P6" style:family="paragraph" style:parent-style-name="Standard">
      <style:text-properties style:font-name="Arial" officeooo:rsid="0007469b" officeooo:paragraph-rsid="0007469b"/>
    </style:style>
    <style:style style:name="P7" style:family="paragraph" style:parent-style-name="Standard">
      <style:text-properties style:font-name="Arial" officeooo:rsid="0007469b" officeooo:paragraph-rsid="0007ad8b"/>
    </style:style>
    <style:style style:name="P8" style:family="paragraph" style:parent-style-name="Standard">
      <style:text-properties style:font-name="Arial" fo:font-weight="normal" officeooo:rsid="0004c520" officeooo:paragraph-rsid="0004c520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06ca8b" officeooo:paragraph-rsid="0006ca8b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07469b" officeooo:paragraph-rsid="0007469b" style:font-weight-asian="normal" style:font-weight-complex="normal"/>
    </style:style>
    <style:style style:name="P11" style:family="paragraph" style:parent-style-name="Standard">
      <style:text-properties style:font-name="Arial" officeooo:rsid="0006ca8b" officeooo:paragraph-rsid="0006ca8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ff17" style:font-weight-asian="bold" style:font-weight-complex="bold"/>
    </style:style>
    <style:style style:name="T3" style:family="text">
      <style:text-properties fo:font-weight="bold" officeooo:rsid="0006ca8b" style:font-weight-asian="bold" style:font-weight-complex="bold"/>
    </style:style>
    <style:style style:name="T4" style:family="text">
      <style:text-properties fo:font-weight="bold" officeooo:rsid="0004c52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6ca8b" style:font-weight-asian="normal" style:font-weight-complex="normal"/>
    </style:style>
    <style:style style:name="T7" style:family="text">
      <style:text-properties fo:font-weight="normal" officeooo:rsid="0004c520" style:font-weight-asian="normal" style:font-weight-complex="normal"/>
    </style:style>
    <style:style style:name="T8" style:family="text">
      <style:text-properties officeooo:rsid="0004ff17"/>
    </style:style>
    <style:style style:name="T9" style:family="text">
      <style:text-properties officeooo:rsid="0006ca8b"/>
    </style:style>
    <style:style style:name="T10" style:family="text">
      <style:text-properties officeooo:rsid="0007ad8b"/>
    </style:style>
    <style:style style:name="T11" style:family="text">
      <style:text-properties officeooo:rsid="00092b62"/>
    </style:style>
    <style:style style:name="T12" style:family="text">
      <style:text-properties fo:font-size="14pt" officeooo:rsid="00092b62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ro-SV-Desinfect</text:p>
      <text:h text:style-name="Heading_20_1" text:outline-level="1">1. Dateien &amp; Verzeichnise</text:h>
      <text:p text:style-name="P1"/>
      <text:p text:style-name="P3">/root/bin/</text:p>
      <text:p text:style-name="P1"/>
      <text:p text:style-name="P1"><text:tab/><text:span text:style-name="T1">update</text:span><text:tab/><text:tab/><text:tab/>Leitet den <text:span text:style-name="T1">täglichen</text:span> <text:span text:style-name="T1">Updateprocess</text:span> ein</text:p>
      <text:p text:style-name="P1"><text:tab/><text:tab/><text:tab/><text:tab/><text:tab/>(Workaround → soll durch System Dienst ersetzt <text:tab/><text:tab/><text:tab/><text:tab/><text:tab/><text:tab/>werden)</text:p>
      <text:p text:style-name="P1"/>
      <text:p text:style-name="P1"><text:tab/><text:span text:style-name="T1">pxe-start</text:span><text:tab/><text:tab/><text:tab/><text:span text:style-name="T1">Started</text:span> einen <text:span text:style-name="T1">DHCP-Server</text:span></text:p>
      <text:p text:style-name="P1"><text:tab/><text:tab/><text:tab/><text:tab/><text:tab/>(welcher die Rechner Desinfect booten läst)</text:p>
      <text:p text:style-name="P1"/>
      <text:p text:style-name="P1"><text:tab/><text:span text:style-name="T1">pxe-stop</text:span><text:tab/><text:tab/><text:tab/><text:span text:style-name="T1">Stopt</text:span> den <text:span text:style-name="T1">DHCP-Server</text:span></text:p>
      <text:p text:style-name="P1"><text:tab/><text:tab/><text:tab/><text:tab/><text:tab/>(welcher die Rechner Desinfect booten läst)</text:p>
      <text:p text:style-name="P1"/>
      <text:p text:style-name="P3">/root/Schreibtisch/<text:span text:style-name="T5"><text:tab/><text:tab/><text:tab/>Der Inhalt des Desktops</text:span></text:p>
      <text:p text:style-name="P3"/>
      <text:p text:style-name="P3"><text:tab/>„Update Deamon“<text:span text:style-name="T5"><text:tab/><text:tab/>started /root/bin/update in einem Terminal</text:span></text:p>
      <text:p text:style-name="P8"/>
      <text:p text:style-name="P3"><text:span text:style-name="T5"><text:tab/></text:span>„PXE Start“<text:span text:style-name="T5"><text:tab/><text:tab/><text:tab/></text:span>Aktiviert<text:span text:style-name="T5"> das </text:span>Desinfect<text:span text:style-name="T5"> Boot Menü</text:span></text:p>
      <text:p text:style-name="P8"/>
      <text:p text:style-name="P8"/>
      <text:p text:style-name="P3"><text:span text:style-name="T5"><text:tab/></text:span>„PXE Stop“<text:span text:style-name="T5"><text:tab/><text:tab/><text:tab/></text:span>Deaktiviert<text:span text:style-name="T5"> das </text:span>Desinfect<text:span text:style-name="T5"> Boot Menü</text:span></text:p>
      <text:p text:style-name="P1"/>
      <text:p text:style-name="P1"><text:span text:style-name="T1">/</text:span><text:span text:style-name="T2">opt/desinfect/</text:span><text:span text:style-name="T8"><text:tab/><text:tab/><text:tab/>Alle Dateien des Remaster Programs + Desinfect</text:span></text:p>
      <text:p text:style-name="P1"/>
      <text:p text:style-name="P1"><text:tab/><text:span text:style-name="T3">bin/</text:span></text:p>
      <text:p text:style-name="P1"/>
      <text:p text:style-name="P1"><text:tab/><text:tab/><text:span text:style-name="T3">remaster.sh</text:span><text:span text:style-name="T9"><text:tab/><text:tab/>Das Programm zum Remastern</text:span></text:p>
      <text:p text:style-name="P1"/>
      <text:p text:style-name="P1"><text:tab/><text:tab/><text:span text:style-name="T9">remaster.sh…<text:tab/>Allte Versionen (als Backup)</text:span></text:p>
      <text:p text:style-name="P1"/>
      <text:p text:style-name="P1"><text:tab/><text:span text:style-name="T3">doc/<text:tab/></text:span><text:span text:style-name="T9"><text:tab/><text:tab/><text:tab/></text:span><text:span text:style-name="T3">Dokumentationsdateien</text:span></text:p>
      <text:p text:style-name="P1"/>
      <text:p text:style-name="P1"><text:tab/><text:span text:style-name="T3">logs/</text:span><text:span text:style-name="T9"><text:tab/><text:tab/><text:tab/><text:tab/></text:span><text:span text:style-name="T3">Protokolle</text:span><text:span text:style-name="T9"> vergangener Vorgänge</text:span></text:p>
      <text:p text:style-name="P1"/>
      <text:p text:style-name="P2"><text:tab/><text:span text:style-name="T3">extracted/</text:span><text:span text:style-name="T9"><text:tab/><text:tab/><text:tab/></text:span><text:span text:style-name="T3">Entpackte Live CD</text:span><text:span text:style-name="T9">, alias für /opt/pxe-nfs-root/desinfect/ <text:tab/><text:tab/><text:tab/><text:tab/><text:tab/>und /opt/pxe-tftp-root/desinfect/</text:span></text:p>
      <text:p text:style-name="P2"/>
      <text:p text:style-name="P2"><text:tab/><text:span text:style-name="T3">iso/</text:span><text:span text:style-name="T6"><text:tab/><text:tab/><text:tab/><text:tab/>CD Abbilder</text:span></text:p>
      <text:p text:style-name="P9"/>
      <text:p text:style-name="P2"><text:span text:style-name="T6"><text:tab/><text:tab/></text:span><text:span text:style-name="T3">result/</text:span><text:span text:style-name="T6"><text:tab/><text:tab/><text:tab/>vom Programm </text:span><text:span text:style-name="T3">aktuell</text:span><text:span text:style-name="T6"> erstellte </text:span><text:span text:style-name="T3">CD Abbilder</text:span></text:p>
      <text:p text:style-name="P1"/>
      <text:p text:style-name="P2"><text:span text:style-name="T1">/</text:span><text:span text:style-name="T3">etc/exports</text:span><text:span text:style-name="T9"><text:tab/><text:tab/><text:tab/><text:tab/>Einstellungen der Dateifreigabe über NFS</text:span></text:p>
      <text:p text:style-name="P11"><text:tab/><text:tab/><text:tab/><text:tab/><text:tab/>für /opt/pxe-nfs-root</text:p>
      <text:p text:style-name="P1"/>
      <text:h text:style-name="Heading_20_1" text:outline-level="1"><text:soft-page-break/>2. Bedienung</text:h>
      <text:h text:style-name="Heading_20_2" text:outline-level="2">2.1 Server Neustarten</text:h>
      <text:p text:style-name="P7">Mit RDP auf den Server „bro-sv-desinfect“ verbinden.</text:p>
      <text:p text:style-name="P7"/>
      <text:p text:style-name="P7"><text:tab/>Benutzer:<text:tab/>root</text:p>
      <text:p text:style-name="P7"><text:tab/>Passwort:<text:tab/>broadmin</text:p>
      <text:p text:style-name="P5"/>
      <text:p text:style-name="P6">im Terminal „restart“ eingeben oder in der Oberfläche „Abmelden“ → „Neu starten“</text:p>
      <text:p text:style-name="P6"/>
      <text:p text:style-name="P6">nach erfolgreichem Neustart, mit RDP <text:span text:style-name="T10">wieder verbinden.</text:span></text:p>
      <text:p text:style-name="P6"/>
      <text:p text:style-name="P6">Mit einem Dopelklick <text:span text:style-name="T4">„Update Deamon“</text:span><text:span text:style-name="T7"> </text:span><text:span text:style-name="T5">auf dem Schreibtisch starten.</text:span></text:p>
      <text:p text:style-name="P10"/>
      <text:p text:style-name="P6"><text:span text:style-name="T5">Das geöffnete Terminal </text:span><text:span text:style-name="T1">muss</text:span><text:span text:style-name="T5"> ofen bleiben!</text:span></text:p>
      <text:p text:style-name="P4"/>
      <text:h text:style-name="Heading_20_2" text:outline-level="2">2.<text:span text:style-name="T8">2</text:span> Updaten des Systems</text:h>
      <text:p text:style-name="P6">Im <text:span text:style-name="T1">Terminall</text:span> folgendes eingeben:</text:p>
      <text:p text:style-name="P6"/>
      <text:p text:style-name="P6"><text:tab/>apt-get update</text:p>
      <text:p text:style-name="P6"><text:tab/>apt-get dist-upgrade -y</text:p>
      <text:p text:style-name="P6"><text:tab/>apt-get autoremove -f -y</text:p>
      <text:p text:style-name="P6"><text:tab/>apt-get clean</text:p>
      <text:p text:style-name="P6"/>
      <text:p text:style-name="P6">Bei <text:span text:style-name="T1">bedarf</text:span> <text:span text:style-name="T1">2.1</text:span> für neustart befolgen.</text:p>
      <text:p text:style-name="P4"/>
      <text:h text:style-name="Heading_20_2" text:outline-level="2">2.3 Manuelles <text:span text:style-name="T11">Aktualisieren des Desinfect Live Systems <text:tab/></text:span><text:span text:style-name="T12">(Remastern)</text:span></text:h>
      <text:p text:style-name="P7">Mit RDP auf den Server „bro-sv-desinfect“ verbinden.</text:p>
      <text:p text:style-name="P7"/>
      <text:p text:style-name="P7"><text:tab/>Benutzer:<text:tab/>root</text:p>
      <text:p text:style-name="P7"><text:tab/>Passwort:<text:tab/>broadmin</text:p>
      <text:p text:style-name="P4"/>
      <text:p text:style-name="P6">im <text:span text:style-name="T1">Terminal</text:span> folgendes eingeben:</text:p>
      <text:p text:style-name="P6"/>
      <text:p text:style-name="P6"><text:tab/>/opt/desinfect/bin/remaster renew</text:p>
      <text:p text:style-name="P6"/>
      <text:h text:style-name="Heading_20_2" text:outline-level="2">2.4 Desinfect Boot Menü</text:h>
      <text:p text:style-name="P6">Mit RDP auf den Server „bro-sv-desinfect“ verbinden.</text:p>
      <text:p text:style-name="P6"/>
      <text:p text:style-name="P6"><text:tab/>Benutzer:<text:tab/>root</text:p>
      <text:p text:style-name="P6"><text:tab/>Passwort:<text:tab/>broadmin</text:p>
      <text:p text:style-name="P6"/>
      <text:p text:style-name="P6"><text:span text:style-name="T1">Aktivieren</text:span> durch doppelklick auf „<text:span text:style-name="T1">PXE Start</text:span>“ (Desktop)</text:p>
      <text:p text:style-name="P6"/>
      <text:p text:style-name="P6"><text:span text:style-name="T1">Deaktivieren</text:span> durch doppelklick auf „<text:span text:style-name="T1">PXE Stop</text:span>“ (Desktop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3:22:32.419091347</meta:creation-date>
    <dc:date>2018-04-05T13:54:48.109697895</dc:date>
    <meta:editing-duration>PT2M5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52" meta:word-count="247" meta:character-count="1989" meta:non-whitespace-character-count="1702"/>
  </office:meta>
</office:document-meta>
</file>